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16.036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6.324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fo:border="1.5pt solid #000000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="1.5pt solid #000000"/>
    </style:style>
    <style:style style:name="ce4" style:family="table-cell" style:parent-style-name="Default">
      <style:text-properties fo:font-size="13pt" style:font-size-asian="13pt" style:font-size-complex="13pt"/>
    </style:style>
    <style:style style:name="ce25" style:family="table-cell" style:parent-style-name="Default">
      <style:table-cell-properties fo:border-bottom="none" fo:border-left="none" fo:border-right="1.5pt solid #000000" fo:border-top="1.5pt solid #000000" style:vertical-align="middle"/>
    </style:style>
    <style:style style:name="ce26" style:family="table-cell" style:parent-style-name="Default">
      <style:table-cell-properties fo:border-bottom="none" fo:border-left="none" fo:border-right="1.5pt solid #000000" fo:border-top="none" style:vertical-align="middle"/>
    </style:style>
    <style:style style:name="ce27" style:family="table-cell" style:parent-style-name="Default">
      <style:table-cell-properties fo:border-bottom="1.5pt solid #000000" fo:border-left="none" fo:border-right="1.5pt solid #000000" fo:border-top="none" style:vertical-align="middle"/>
    </style:style>
    <style:style style:name="ce8" style:family="table-cell" style:parent-style-name="Default">
      <style:table-cell-properties style:text-align-source="fix" style:repeat-content="false" fo:border="1.5pt solid #000000"/>
      <style:paragraph-properties fo:text-align="end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order-bottom="none" fo:border-left="0.74pt solid #000000" fo:border-right="none" fo:border-top="0.74pt solid #000000"/>
    </style:style>
    <style:style style:name="ce16" style:family="table-cell" style:parent-style-name="Default">
      <style:table-cell-properties fo:border-bottom="none" fo:border-left="0.74pt solid #000000" fo:border-right="none" fo:border-top="none"/>
    </style:style>
    <style:style style:name="ce17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fo:background-color="#afd095" style:text-align-source="fix" style:repeat-content="false" fo:border="1.5pt solid #000000"/>
      <style:paragraph-properties fo:text-align="center" fo:margin-left="0cm"/>
      <style:text-properties fo:font-size="15pt" style:font-size-asian="15pt" style:font-size-complex="15pt"/>
    </style:style>
    <style:style style:name="ce11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order-left="1.5pt solid #000000" fo:border-right="1.5pt solid #000000" fo:border-top="none"/>
    </style:style>
    <style:style style:name="ce13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none" fo:border-left="0.74pt solid #000000" fo:border-right="0.74pt solid #000000" fo:border-top="none"/>
    </style:style>
    <style:style style:name="ce1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0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;&quot;2&quot;;&quot;3&quot;;&quot;NA&quot;)" table:allow-empty-cell="false" table:display-list="unsorted" table:base-cell-address="Lista_de_Recomendaciones_de_Componentes__Actualizada_.C2">
          <table:error-message table:message-type="stop" table:display="true"/>
        </table:content-validation>
      </table:content-validations>
      <table:table table:name="Lista_de_Recomendaciones_de_Componentes__Actualizada_" table:style-name="ta1">
        <table:table-column table:style-name="co1" table:default-cell-style-name="ce3"/>
        <table:table-column table:style-name="co2" table:default-cell-style-name="ce26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omponente</text:p>
          </table:table-cell>
          <table:table-cell table:style-name="ce1" office:value-type="string" calcext:value-type="string">
            <text:p>Recomendación</text:p>
          </table:table-cell>
          <table:table-cell table:style-name="ce10" office:value-type="string" calcext:value-type="string">
            <text:p>Valor</text:p>
          </table:table-cell>
          <table:table-cell table:style-name="ce10" office:value-type="string" calcext:value-type="string">
            <text:p>Comentarios</text:p>
          </table:table-cell>
          <table:table-cell table:number-columns-repeated="1020"/>
        </table:table-row>
        <table:table-row table:style-name="ro2">
          <table:table-cell office:value-type="string" calcext:value-type="string" table:number-columns-spanned="1" table:number-rows-spanned="6">
            <text:p>Botón</text:p>
          </table:table-cell>
          <table:table-cell table:style-name="ce25" office:value-type="string" calcext:value-type="string">
            <text:p>Asegurar que los botones sean lo suficientemente grandes para facilitar la interacción</text:p>
          </table:table-cell>
          <table:table-cell table:content-validation-name="val1" office:value-type="float" office:value="2" calcext:value-type="float">
            <text:p>2</text:p>
          </table:table-cell>
          <table:table-cell table:style-name="ce40"/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Utilizar colores con buen contraste respecto al fondo para mejorar la visibilidad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Incluir texto descriptivo que indique claramente la acción del botón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Mantener un espacio adecuado entre botones y agrupar los relacionados.</text:p>
          </table:table-cell>
          <table:table-cell table:content-validation-name="val1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Proporcionar retroalimentación visual como cambios de color o animaciones al interactuar.</text:p>
          </table:table-cell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Ejemplo de comentario</text:p>
          </table:table-cell>
          <table:table-cell table:number-columns-repeated="1020"/>
        </table:table-row>
        <table:table-row table:style-name="ro2">
          <table:covered-table-cell/>
          <table:table-cell table:style-name="ce27" office:value-type="string" calcext:value-type="string">
            <text:p>Mantener un estilo coherente en todos los botones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4">
            <text:p>Menú de navegación</text:p>
          </table:table-cell>
          <table:table-cell table:style-name="ce25" office:value-type="string" calcext:value-type="string">
            <text:p>Ubicar el menú en una posición estándar (arriba o izquierda) y mantenerla en todas las páginas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Limitar el número de opciones y usar etiquetas claras.</text:p>
          </table:table-cell>
          <table:table-cell table:content-validation-name="val1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Resaltar la opción activa y proporcionar retroalimentación visual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table:style-name="ce27" office:value-type="string" calcext:value-type="string">
            <text:p>Asegurar que el menú sea responsivo y funcional en distintos dispositivos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5">
            <text:p>Carrusel</text:p>
          </table:table-cell>
          <table:table-cell table:style-name="ce25" office:value-type="string" calcext:value-type="string">
            <text:p>Evitar la rotación automática para permitir el control del usuario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Carrusel</text:p>
          </table:covered-table-cell>
          <table:table-cell office:value-type="string" calcext:value-type="string">
            <text:p>Incluir botones de navegación visibles y de tamaño adecuado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Carrusel</text:p>
          </table:covered-table-cell>
          <table:table-cell office:value-type="string" calcext:value-type="string">
            <text:p>Limitar el carrusel a 3-5 elementos.</text:p>
          </table:table-cell>
          <table:table-cell table:content-validation-name="val1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Carrusel</text:p>
          </table:covered-table-cell>
          <table:table-cell office:value-type="string" calcext:value-type="string">
            <text:p>Optimizar el carrusel para dispositivos móviles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Carrusel</text:p>
          </table:covered-table-cell>
          <table:table-cell table:style-name="ce27" office:value-type="string" calcext:value-type="string">
            <text:p>Evaluar si el carrusel es realmente necesario o hay mejores alternativas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5">
            <text:p>Indicadores de Carga</text:p>
          </table:table-cell>
          <table:table-cell table:style-name="ce25" office:value-type="string" calcext:value-type="string">
            <text:p>Mostrar indicadores suficientemente grandes y visibles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Usar barras de progreso para tiempos definidos y ruedas para indefinidos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Asegurar que las animaciones sean suaves y agradables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Indicar el tiempo restante o porcentaje en procesos extensos.</text:p>
          </table:table-cell>
          <table:table-cell table:content-validation-name="val1" office:value-type="string" calcext:value-type="string">
            <text:p>NA</text:p>
          </table:table-cell>
          <table:table-cell table:number-columns-repeated="1021"/>
        </table:table-row>
        <table:table-row table:style-name="ro2">
          <table:covered-table-cell/>
          <table:table-cell table:style-name="ce27" office:value-type="string" calcext:value-type="string">
            <text:p>Aumentar la velocidad al final de las barras para generar percepción de rapidez.</text:p>
          </table:table-cell>
          <table:table-cell table:content-validation-name="val1" office:value-type="string" calcext:value-type="string">
            <text:p>NA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4">
            <text:p>Pop-Up</text:p>
          </table:table-cell>
          <table:table-cell table:style-name="ce25" office:value-type="string" calcext:value-type="string">
            <text:p>Aparecer solo en contextos relevantes, evitando interrupciones innecesarias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Pop-Up</text:p>
          </table:covered-table-cell>
          <table:table-cell office:value-type="string" calcext:value-type="string">
            <text:p><text:span text:style-name="T1">Evitar que aparezcan inmediatamente , dar tiempo al usuario para explorar el contenido.</text:span>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Pop-Up</text:p>
          </table:covered-table-cell>
          <table:table-cell office:value-type="string" calcext:value-type="string">
            <text:p>Mostrar una opción clara y visible para cerrar el pop-up.</text:p>
          </table:table-cell>
          <table:table-cell table:content-validation-name="val1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Pop-Up</text:p>
          </table:covered-table-cell>
          <table:table-cell table:style-name="ce27" office:value-type="string" calcext:value-type="string">
            <text:p>Adaptar el pop-up a dispositivos móviles para no afectar la experiencia ni el SEO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4">
            <text:p>Tarjetas Producto</text:p>
          </table:table-cell>
          <table:table-cell table:style-name="ce25" office:value-type="string" calcext:value-type="string">
            <text:p>Usar imágenes de alta calidad y tipografía legible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Presentar información esencial de forma clara y breve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Incluir botones CTA visibles y descriptivos como 'Comprar ahora' o 'Ver más detalles'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table:style-name="ce27" office:value-type="string" calcext:value-type="string">
            <text:p>Asegurar que sean responsivas y funcionales en diferentes dispositivos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3">
            <text:p>Barra de búsqueda</text:p>
          </table:table-cell>
          <table:table-cell table:style-name="ce25" office:value-type="string" calcext:value-type="string">
            <text:p>Utilizar contraste suficiente y tamaños adecuados para facilitar la identificación rápida del componente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 table:style-name="ce23"/>
          <table:table-cell office:value-type="string" calcext:value-type="string">
            <text:p>Implementar autocompletado rápido, preciso y contextual para mejorar la experiencia de búsqueda.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covered-table-cell/>
          <table:table-cell table:style-name="ce27" office:value-type="string" calcext:value-type="string">
            <text:p>Realizar pruebas frecuentes con usuarios reales para ajustar diseño y funcionalidades como el autocompletado.</text:p>
          </table:table-cell>
          <table:table-cell table:content-validation-name="val1" office:value-type="string" calcext:value-type="string">
            <text:p>NA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ce12"/>
          <table:table-cell table:style-name="Default"/>
          <table:table-cell table:number-columns-repeated="1020"/>
        </table:table-row>
        <table:table-row table:style-name="ro1">
          <table:table-cell table:style-name="ce4"/>
          <table:table-cell table:style-name="ce8" office:value-type="string" calcext:value-type="string">
            <text:p>Promedio general</text:p>
          </table:table-cell>
          <table:table-cell table:style-name="ce13" table:formula="of:=ROUND(AVERAGEIF([.C2:.C32]; &quot;&lt;&gt;NA&quot;); 2)" office:value-type="float" office:value="2.79" calcext:value-type="float">
            <text:p>2,79</text:p>
          </table:table-cell>
          <table:table-cell table:style-name="ce4" table:number-columns-repeated="2"/>
          <table:table-cell table:number-columns-repeated="3"/>
          <table:table-cell table:style-name="ce4" table:number-columns-repeated="1016"/>
        </table:table-row>
        <table:table-row table:style-name="ro2">
          <table:table-cell table:style-name="Default"/>
          <table:table-cell table:style-name="ce9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Default"/>
          <table:table-cell table:style-name="ce1" office:value-type="string" calcext:value-type="string">
            <text:p>Promedio por componete</text:p>
          </table:table-cell>
          <table:table-cell table:style-name="ce1"/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5" office:value-type="string" calcext:value-type="string">
            <text:p>Botón</text:p>
          </table:table-cell>
          <table:table-cell table:style-name="ce18" table:formula="of:=ROUND(AVERAGEIF([.C2:.C7]; &quot;&lt;&gt;NA&quot;); 2)" office:value-type="float" office:value="2.67" calcext:value-type="float">
            <text:p>2,67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Menú de navegación</text:p>
          </table:table-cell>
          <table:table-cell table:style-name="ce18" table:formula="of:=AVERAGEIF([.C8:.C11]; &quot;&lt;&gt;NA&quot;)" office:value-type="float" office:value="2.75" calcext:value-type="float">
            <text:p>2,75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Carrusel</text:p>
          </table:table-cell>
          <table:table-cell table:style-name="ce18" table:formula="of:=AVERAGEIF([.C12:.C16]; &quot;&lt;&gt;NA&quot;)" office:value-type="float" office:value="2.6" calcext:value-type="float">
            <text:p>2,6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Indicadores de Carga</text:p>
          </table:table-cell>
          <table:table-cell table:style-name="ce18" table:formula="of:=AVERAGEIF([.C17:.C21]; &quot;&lt;&gt;NA&quot;)" office:value-type="float" office:value="3" calcext:value-type="float">
            <text:p>3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Pop-Up</text:p>
          </table:table-cell>
          <table:table-cell table:style-name="ce18" table:formula="of:=AVERAGEIF([.C22:.C25]; &quot;&lt;&gt;NA&quot;)" office:value-type="float" office:value="2.75" calcext:value-type="float">
            <text:p>2,75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Tarjetas Producto</text:p>
          </table:table-cell>
          <table:table-cell table:style-name="ce18" table:formula="of:=AVERAGEIF([.C26:.C29]; &quot;&lt;&gt;NA&quot;)" office:value-type="float" office:value="3" calcext:value-type="float">
            <text:p>3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ce17" office:value-type="string" calcext:value-type="string">
            <text:p>Barra de búsqueda</text:p>
          </table:table-cell>
          <table:table-cell table:style-name="ce19" table:formula="of:=AVERAGEIF([.C30:.C32]; &quot;&lt;&gt;NA&quot;)" office:value-type="float" office:value="3" calcext:value-type="float">
            <text:p>3</text:p>
          </table:table-cell>
          <table:table-cell table:style-name="Default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/00/0000</text:date>, <text:time style:data-style-name="N2" text:time-value="01:09:39.06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6-28T15:38:53.331000000</dc:date>
    <meta:editing-duration>PT14H20M41S</meta:editing-duration>
    <meta:editing-cycles>11</meta:editing-cycles>
    <meta:generator>LibreOffice/7.3.3.2$Windows_X86_64 LibreOffice_project/d1d0ea68f081ee2800a922cac8f79445e4603348</meta:generator>
    <meta:document-statistic meta:table-count="1" meta:cell-count="98" meta:object-count="0"/>
  </office:meta>
</office:document-meta>
</file>